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" style:master-page-name="Standard">
      <style:paragraph-properties style:page-number="aut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proza.ru/avtor/chanel005"><text:span text:style-name="Internet_20_link">Марго Королёва</text:span></text:a>; <text:a xlink:type="simple" xlink:href="http://proza.ru/2013/06/01/1014"><text:span text:style-name="Internet_20_link">ссылка на оригинал</text:span></text:a></text:p>
      <text:h text:style-name="Heading_20_1" text:outline-level="1">Полтора перекрестка</text:h>
      <text:p text:style-name="Standard">– Чтобы к завтрашнему обеду все было готово. Вы меня поняли?</text:p>
      <text:p text:style-name="Standard">– Игорь Николаевич…</text:p>
      <text:p text:style-name="Standard">– Не поняли. Минус десять процентов с зарплаты. Со всего отдела. Теперь поняли, Ирина Петровна?</text:p>
      <text:p text:style-name="Standard">Ирина Петровна, начальник отдела развития двадцати шести лет от роду, которую все, включая подчиненных, звали не иначе как Ирочкой, очень боялась выходить из кабинета – она была уверена, что ноги ее не удержат и она растянется прямо на бежевом ковролине, покрывавшем пол.</text:p>
      <text:p text:style-name="Standard">– Что Вы стоите, Ирина <text:s/>Петровна? У меня все. Идите.</text:p>
      <text:p text:style-name="Standard"><text:s text:c="3"/>На непослушных ногах <text:s/>Ирочка вышла и отправилась в курилку, где дымил и нервничал ее отдел – числом три человека, <text:s/>не считая начальника, то есть, самой Ирочки. На вопросительный взгляд встревоженных глаз Ирочка ответила только: «А….» – и махнула рукой с сигаретой. Все сразу поняли. Плохо дело. Словно в подтверждение этого хлопнула дверь директорского кабинета, а во дворе нервно взвизгнула сигнализацией его <text:s/>«Инфинити». Черный наглухо тонированный джип вылетел за ворота и скрылся. Отдел развития побрел разгребать аврал. Охранник опечатал двери.</text:p>
      <text:p text:style-name="Standard">Игорь ехал и думал обо всем сразу. О размолвке с крупным заказчиком, о ленивых менеджерах отдела развития, о том, что хорошо бы вот сейчас взять и уехать на море, или, на худой конец, на собственную дачу, валяться там в теньке, пить мартини и не слушать Ирочкиных объяснений, и не видеть вечно недовольного главбуха, а смотреть на искрящееся солнцем озеро и одним глазом поглядывать за сыном – вдруг с велосипеда свалится? Сын будет гонять по мощеным дорожкам и кричать: «Папа, смотри, как я умею!» – а он купит ему гудок на велик – веселее ездить с сигналом-то! Тут же Игорь вспомнил, что никакого сына у него нет и, наверное, уже и не будет, а есть взрослая дочь, которая живет и учится в Лондоне и даже по-русски говорит уже с акцентом и с неохотой. Когда она была маленькой, он почти не видел ее, потому что работал с утра до ночи и с ночи до утра, а потом спал и даже снов не видел, не то что дочери! Вот, заработал – может позволить дочери учиться в Лондоне, бывшей жене по два раза в год ездить на курорты, а самому себе не может позволить даже съездить на дачу и поваляться там в гамаке. Игорю Островскому, директору строительного холдинга «Магнат», стало себя очень жалко. Так, что он разозлился даже на собственную жалость, запутался и со злости не пропустил на пешеходном переходе какую-то невзрачную девицу, которая уже ступила на «зебру». А он проехал, и <text:s/>даже не удивился, увидев гаишника, который обрадованно скомандовал ему остановиться и немедленно принялся выписывать штраф. Игорю было все равно, даже денег не жалко, он не спорил с гаишником и ждал только, когда все закончится, как вдруг водительская дверь патрульной машины открылась снаружи.</text:p>
      <text:p text:style-name="Standard">– Товарищ инспектор!</text:p>
      <text:p text:style-name="Standard">– Что вам, девушка? – не отвлекаясь, сказал инспектор.</text:p>
      <text:p text:style-name="Standard">– Товарищ инспектор, отпустите водителя, он не виноват!</text:p>
      <text:p text:style-name="Standard">Игорь удивленно посмотрел в сторону своей защитницы. Это была та самая некрасивая девица, которую он не пропустил. Ну не заметил. Как-то принято было в его среде обращать внимание исключительно на длинноногих загорелых блондинок. Худенькая девушка с каштановым «хвостиком» <text:s/>внимания <text:s/>не заслуживала. Блондинку он пропустил бы, и все. Может быть, фарами помигал бы. Или глазами. Блондинка прошла бы своей дорогой. Он бы проехал своей. И ничего бы не было.</text:p>
      <text:p text:style-name="Standard">– Нарушил, значит, виноват, – довольно мирно продолжил инспектор.</text:p>
      <text:p text:style-name="Standard"><text:soft-page-break/>– Да чего же нарушил?! Я, может, и переходить не думала! Я стояла, а он разве ждать должен? Вот он же и поехал! А вы ему сейчас штраф на тысячу рублей! И ни за что ни про что! Тогда надо и мне штраф выписывать – нечего на переходе ворон считать!</text:p>
      <text:p text:style-name="Standard">– Много? – пряча улыбку, спросил ее Игорь.</text:p>
      <text:p text:style-name="Standard">Девушка повернулась к нему. У нее были очень темные брови и очень яркий рот без всякой краски. Сам по себе.</text:p>
      <text:p text:style-name="Standard">– Что – много? – переспросила она.</text:p>
      <text:p text:style-name="Standard">– Ворон много насчитала?</text:p>
      <text:p text:style-name="Standard">Она улыбнулась, а потом серьезно ответила:</text:p>
      <text:p text:style-name="Standard"><text:s/>– Не знаю. Я плохо считала. Я на вас смотрела потому что.</text:p>
      <text:p text:style-name="Standard"><text:s/>Инспектор подозрительно слушал <text:s/>этот диалог, потом смял постановление и выбросил его в форточку.</text:p>
      <text:p text:style-name="Standard">– Езжайте, Игорь Николаевич. Не нарушайте больше.</text:p>
      <text:p text:style-name="Standard">– Спасибо, товарищ инспектор! – звонко крикнула девушка и собралась уже идти.</text:p>
      <text:p text:style-name="Standard">Игорю было смешно и как-то странно, и вроде как надо было говорить что-то, хотя она и не ждала. Она помахала рукой Игорю и гаишнику разом и пошла своей дорогой. В прозрачном пакете у нее была мороженая курица, и она держала его на расстоянии, потому что курица холодила голую ногу. Игорь развернул «Инфинити» и поехал рядом с ней, опустив стекло.</text:p>
      <text:p text:style-name="Standard">– Спасибо тебе, – наконец сказал он, – молодец.</text:p>
      <text:p text:style-name="Standard">Обычно Игорь называл незнакомых девушек на «вы». Вежливо и отстраненно. Сейчас вежливым и отстраненным быть почему-то не хотелось. Не тот случай.</text:p>
      <text:p text:style-name="Standard">– Нема за що, – ответила она и улыбнулась. – Вечно пешеходы эти водителям жить мешают.</text:p>
      <text:p text:style-name="Standard">– Давай я тебя домой подвезу? – предложил Игорь. – А то курица растает.</text:p>
      <text:p text:style-name="Standard">Девушка вспомнила про курицу и страшно смутилась. Потом засмеялась.</text:p>
      <text:p text:style-name="Standard">– Ничего, – сказала она, – пусть растает. Приду – буду суп варить.</text:p>
      <text:p text:style-name="Standard">– Мужу? – полушутя спросил Игорь.</text:p>
      <text:p text:style-name="Standard">– А человек не может сам себе суп сварить? – задиристо ответила она, и Игорь понял, что мужа нет, и надежда на то, что он будет, становится все более призрачной. И умирает явно раньше того срока, что им, надеждам то бишь, положен.</text:p>
      <text:p text:style-name="Standard">– Садись, – сказал он, чтобы обойти ненужную тему, – я уже полтора перекрестка за тобой еду.</text:p>
      <text:p text:style-name="Standard">Она спохватилась и полезла на заднее сидение. И стала там возиться, по-крысиному шурша своим пакетом и еще чем-то. <text:s/>Обычно девушки при виде его «Инфинити», кожаного салона и дорогого костюма начинали вести себя совершенно иначе, то есть, тщательно улыбаясь, поддерживать беседу по всем правилам, прописанным в модных журналах. О, в этой Библии современной женщины – истина! Там подробно рассказано, как заарканить богатенького Буратино и подогревать его интерес к своей – разумеется, одетой и раскрашенной по последней моде, иначе никак – персоне до самой свадьбы и свадебного путешествия как минимум в Куршевель. После – хоть потоп. Уже женился, теперь, даже если схватится разводиться, раздела имущества не миновать, и тут-то мы своего не упустим!!! Эта, которая шуршала там за его спиной, очевидно, не читала модных журналов и совершенно не знала, что делать, когда судьба посылает тебе Шанс в виде холостого директора на черном автомобиле. Подумав о себе, что он «шанс», Игорь совсем развеселился. «Шансом» его считала не только <text:s/>незамужняя начальница отдела Ирочка, но даже престарелая бухгалтерша Валентина Пална, мечтавшая «пристроить» то ли дочку, то ли племянницу. <text:s/>Игорь улыбался своим мыслям и прослушал, что ему говорили. Пришлось переспрашивать.</text:p>
      <text:p text:style-name="Standard">– Меня Наташа зовут, – с готовностью повторила она.</text:p>
      <text:p text:style-name="Standard">– А меня – Игорь Николаевич.</text:p>
      <text:p text:style-name="Standard">– Тогда Наталья Юрьевна.</text:p>
      <text:p text:style-name="Standard"><text:soft-page-break/>Вышло глупо, и они засмеялись. </text:p>
      <text:p text:style-name="Standard">– Ты бы, Наташа, пересела вперед.</text:p>
      <text:p text:style-name="Standard">– Да ведь мы уже почти приехали. Вон мой дом, – ответила Наташа.</text:p>
      <text:p text:style-name="Standard">Он остановился. Ему не хотелось уезжать, а ей – уходить.</text:p>
      <text:p text:style-name="Standard">Они еще поговорили немножко. Он узнал, что Наташа работает в цветочном магазине, флористом, <text:s/>и что раньше она жила с дедом, а потом дед умер, и Наташа стала жить одна, а деда ей очень жалко, и она все не может привыкнуть, что его нет, и никто утром не гремит кружками и не ворчит на радио, и что готовить не надо, можно бутербродами обойтись, а она все равно готовит, а потом не ест и все пропадает! Игорь вспомнил, как его бывшая жена сидела на вечной диете, и дочку приучила, и дома всегда была спаржа, которая отдавала мылом и стоила бешеных денег, форель на пару и еще какие-то малосъедобные, но очень дорогие и полезные деликатесы. И никакой тебе картошки жареной и котлеты с макаронами. А кофе из автомата в коридоре перед его кабинетом вечно мокрой тряпкой воняет. Игорь опять вскользь подумал о даче, о сыне, и ему стало грустно. Наташа собрала в кучу свои пакеты и стала вылезать из машины.</text:p>
      <text:p text:style-name="Standard"/>
      <text:p text:style-name="Standard">На другой день по дороге домой Наташа увидела возле того же пешеходного перехода знакомую черную «Инфинити». Автомобиль мигал аварийными огнями и ехать никуда явно не собирался. Наташа заглянула в открытое окошко. Игорь Островский курил и улыбался ей.</text:p>
      <text:p text:style-name="Standard">– А чего ты здесь делаешь? – спросила Наташа. – Машина сломалась?</text:p>
      <text:p text:style-name="Standard">– Нет, – просто ответил Игорь. Я тебя жду. Садись давай, мешаем же всем.</text:p>
      <text:p text:style-name="Standard">Наташа села и спросила:</text:p>
      <text:p text:style-name="Standard">– А куда мы едем?</text:p>
      <text:p text:style-name="Standard">– К тебе, – спокойно сказал он. – Ты суп варила вчера? Я голодный. Лучше я съем, а то опять пропадет.</text:p>
      <text:p text:style-name="Standard">– Ты же можешь в ресторане поесть, – тихо сказала Наташа, – причем в любом, в каком захочешь… И с кем захочешь – тоже.</text:p>
      <text:p text:style-name="Standard">Игорь перестал улыбаться. Она не понимала, а он не умел объяснить. Было досадно и неловко. Наташа заметила это и тронула его за рукав.</text:p>
      <text:p text:style-name="Standard">– Поедем, – сказала она, – я еще блины пекла с утра. И у меня варенье клубничное есть. Будешь?</text:p>
      <text:p text:style-name="Standard">У Наташи началась очень странная жизнь. Ничего было непонятно. <text:s/>Игорь Островский иногда приезжал за ней на работу, и коллеги перешептывались <text:s/>полувосхищенно-полузавистливо и <text:s/>выходили все разом курить на крыльцо, он подарил ей смешную плюшевую овечку и набор звонких кофейных ложечек, он пил <text:s/>чай у нее на кухне, а один раз пил водку, закусывал мамиными солеными грибами и выразительно жаловался Наташе на сволочей-поставщиков. Наташа ничего в поставщиках не понимала, но из солидарности выпила три рюмки водки и потом полночи сидела на кухне, потому что у нее кружилась голова и она боялась лечь. Утром он уезжал раньше нее и всегда оставлял ей где-нибудь смешную записочку, которую Наташа потом находила, и у нее поднималось настроение. Наташа Игоря Островского не любила.</text:p>
      <text:p text:style-name="Standard"/>
      <text:p text:style-name="Standard">В восьмом классе Наташа до замирания сердца и дрожи в коленках любила Кольку из десятого «Б». Он пару раз сходил с ней в кино, а потом стал гулять с Нинкой. У Нинки были белые волосы до попы, крашеные губы и туфли на высоких каблуках. А у Наташи не было. Еще Наташа любила своего отца, но он ушел из <text:s/>семьи и уехал из города, любила маму, но мама вышла замуж второй раз, а Наташу отправила жить к деду. Деда она тоже любила, но он умер, и теперь Наташа никого не хотела любить, потому что боялась, что ее опять оставят или выгонят.</text:p>
      <text:p text:style-name="Standard">В тот понедельник Наташа подменяла Ольгу, у которой заболела дочка. Ольгина дочка первый год ходила в детский сад и часто болела, и Наташа часто ее подменяла, а Ольга все время говорила, что когда у Наташи будет ребенок, Ольга тоже будет ей помогать и даже <text:soft-page-break/>коляску свою никому не отдаст, потому что ждет Наташу, а <text:s/>коляска новая совсем, финская! <text:s/>Был уже вечер, и покупателей не было. Никто не хотел дарить друг другу цветы. Наташа смотрела в окно и на часы, хотелось скорее домой. Около двери зазвенела «музыка ветра» из аметистовых колокольчиков. Наташа и продавец Катя обернулись с синхронными улыбками. Вошел Игорь Островский – высокий, нарядный, в светлом костюме и таких же светлых, очень дорогих туфлях.</text:p>
      <text:p text:style-name="Standard">– Девочки! – громко и весело обратился он.</text:p>
      <text:p text:style-name="Standard">И тут увидел Наташу.</text:p>
      <text:p text:style-name="Standard">– О… – растерялся он, – привет! Ты же отдыхаешь сегодня?</text:p>
      <text:p text:style-name="Standard">Наташа открыла рот, чтобы рассказывать про Ольгу и про дочку, и забыла, что хотела сказать. В дверь вошла женщина. Наташа таких видела только по телевизору, в рекламе какой-то дорогой косметики, и у них была идеальная кожа, и большие голубые глаза, и шелковистые волосы… Наташа думала, что это фотомонтаж, и не расстраивалась. «Реклама» подошла к Игорю и взяла его под руку. <text:s/>У нее были открытые загорелые руки и точеные пальцы в кольцах.</text:p>
      <text:p text:style-name="Standard">– Ты выбрал? – спросила она, и, не дожидаясь ответа, обратилась к Наташе. – Соберите нам, пожалуйста, что-нибудь для молодой девушки… На Ваш вкус…</text:p>
      <text:p text:style-name="Standard">Букет получился очень красивый. Скромный и изысканный. Женщина из рекламы улыбалась белоснежными зубами и хвалила Наташу.</text:p>
      <text:p text:style-name="Standard"/>
      <text:p text:style-name="Standard">Наташа возвращалась домой пешком. «Ну конечно…. – горько думалось ей, – ну конечно…». <text:s/>Потом она вспомнила, что не любит Игоря Островского, и поэтому страдать ей незачем, и все равно страдала. Дома Наташа допила оставшуюся – еще с того раза – водку, а потом сидела на табуретке, поджав под себя ноги, и плакала. Очень хотелось уткнуться лицом в подушку, или хоть в собственные колени, но сразу начинала кружиться голова. Наутро Наташа собрала себя в кучу и отправилась жить дальше.</text:p>
      <text:p text:style-name="Standard"/>
      <text:p text:style-name="Standard">Игорь Островский маялся. Он уже понял, что теперь очень трудно будет исправить что-нибудь. Что что бы он ни сделал, будет только хуже. Могло ли быть хуже? Могло. Но очень не хотелось. «Мне сорок, – думал Игорь, – не могу же я…». Однако – он помнил, что у Наташи дома продавленный диван, и все думал, как он купит новый, чтобы у Наташи не болела спина и не затекала шея по утрам, и еще смотрел детские велосипеды <text:s/>в торговом центре, а увидев смешную сценку по телевизору, первым делом подумал – Наташке расскажу! Очень горько было Игорю Островскому, директору холдинга! Горько и досадно. Он приехал к ней на работу и стал ждать ее у подъезда. Она вышла и холодно бросила ему в лицо:</text:p>
      <text:p text:style-name="Standard">– Хорошо, что я тебя не люблю.</text:p>
      <text:p text:style-name="Standard">Игорь ничего не ответил. И никуда не поехал. Он с полчаса стоял на месте. Курил. И ни о чем не думал.</text:p>
      <text:p text:style-name="Standard"/>
      <text:p text:style-name="Standard">Наташа шла домой. Вчера она принесла домой полосатого котенка. Раньше он был уличный и ничей. Котенок глядел бессмысленными глазами и тыкался крошечным носишкой в Наташины руки. Наташа поила его теплым молоком из пипетки, потому что из чашки котенок пить не умел.</text:p>
      <text:p text:style-name="Standard"/>
      <text:p text:style-name="Standard">Ее догнала черная «Инфинити».</text:p>
      <text:p text:style-name="Standard">– Почему это ты меня не любишь? – спросил Игорь Островский.</text:p>
      <text:p text:style-name="Standard">– Не люблю и все, – ответила Наташа, – я никого не люблю.</text:p>
      <text:p text:style-name="Standard">– Я не знал, что ты на работе в тот день! – вдруг заорал Игорь.</text:p>
      <text:p text:style-name="Standard">Наташа остановилась и посмотрела на него. Но он продолжал ехать, и ей пришлось идти рядом с машиной. Хотя даже если бы она осталась на месте, она все услышала бы. Игорь Островский орал на всю улицу. Наташа даже не думала, что он может так орать.</text:p>
      <text:p text:style-name="Standard"><text:soft-page-break/>– У меня дочь приехала!!! – еще громче начал он, – я ее встречал! И попросил ее с букетом помочь! Людмилу то есть! Потому что ты к матери поехала! Ты сама говорила! Я не знал, что у Ольги ребенок заболеет! Я не понимаю в этих цветах ни хрена! Она мой зам! И у нее трое детей! А у меня одна дочь только, и та в Лондоне!</text:p>
      <text:p text:style-name="Standard">Наташе было смешно, что он так орет и оправдывается, и что она страдала, и пила водку и валерьянку, а все оказалось так просто.</text:p>
      <text:p text:style-name="Standard">– А я тебя люблю! – продолжал Игорь.</text:p>
      <text:p text:style-name="Standard">Вдруг осекся, перестал орать <text:s/>и посмотрел на нее. Она улыбалась.</text:p>
      <text:p text:style-name="Standard">– Садись, – сказал он, и нахмурился, – садись, а то я…</text:p>
      <text:p text:style-name="Standard">– Уже полтора перекрестка за тобой иду, – сказала Наташа.</text:p>
      <text:p text:style-name="Standard">Он засмеялся. Наташа села на переднее сидение.</text:p>
      <text:p text:style-name="Standard">– Поехали, – сказала она, – у нас кот голодный. Ты умеешь котят из пипетки кормить? Я тебя научу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text-align="justify" style:justify-single-word="false" fo:orphans="2" fo:widows="2" fo:text-indent="0.801cm" style:auto-text-indent="false" style:writing-mode="lr-tb"/>
      <style:text-properties style:use-window-font-color="true" style:font-name="Times New Roman" fo:font-size="12pt" fo:language="ru" fo:country="RU" style:font-name-asian="SimSun1" style:font-size-asian="12pt" style:language-asian="zh" style:country-asian="CN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.635cm" fo:margin-bottom="0.847cm" fo:text-align="center" style:justify-single-word="false" fo:text-indent="0cm" style:auto-text-indent="false" fo:keep-with-next="always"/>
      <style:text-properties style:font-name="Arial" fo:font-size="16pt" fo:font-style="italic" fo:font-weight="bold" style:letter-kerning="true" style:font-size-asian="16pt" style:font-style-asian="italic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cm" fo:margin-right="0cm" fo:margin-top="0.423cm" fo:margin-bottom="0.423cm" fo:text-align="center" style:justify-single-word="false" fo:text-indent="0cm" style:auto-text-indent="false" fo:keep-with-next="always"/>
      <style:text-properties style:font-name="Arial" fo:font-size="14pt" fo:font-weight="bold" style:font-name-asian="Times New Roman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Courier New" fo:font-weight="bold" style:font-weight-asian="bold" style:font-name-complex="Arial" style:font-size-complex="13pt" style:font-weight-complex="bold"/>
    </style:style>
    <style:style style:name="Drawing" style:family="paragraph" style:parent-style-name="Standard" style:class="extra">
      <style:paragraph-properties fo:margin="100%" fo:margin-left="0cm" fo:margin-right="0cm" fo:margin-top="0.212cm" fo:margin-bottom="0.423cm" fo:text-align="center" style:justify-single-word="false" fo:text-indent="0cm" style:auto-text-indent="false"/>
      <style:text-properties fo:font-size="10pt" style:font-size-asian="10pt"/>
    </style:style>
    <style:style style:name="Формула" style:family="paragraph" style:parent-style-name="Standard">
      <style:paragraph-properties fo:margin="100%" fo:margin-left="0cm" fo:margin-right="0cm" fo:text-align="center" style:justify-single-word="false" fo:text-indent="0cm" style:auto-text-indent="false"/>
      <style:text-properties style:font-size-complex="10pt"/>
    </style:style>
    <style:style style:name="Код" style:family="paragraph" style:parent-style-name="Standard">
      <style:paragraph-properties fo:margin="100%" fo:margin-left="0cm" fo:margin-right="0cm" fo:line-height="100%" fo:text-align="start" style:justify-single-word="false" fo:text-indent="0.801cm" style:auto-text-indent="false" style:snap-to-layout-grid="true"/>
      <style:text-properties style:font-name="Courier New" fo:font-size="10pt" fo:language="en" fo:country="US" style:font-size-asian="10pt" style:language-asian="none" style:country-asian="none" style:font-name-complex="Courier New" style:font-size-complex="10pt"/>
    </style:style>
    <style:style style:name="Подпись_20_под_20_рисунком" style:display-name="Подпись под рисунком" style:family="paragraph" style:parent-style-name="Standard" style:next-style-name="Standard">
      <style:paragraph-properties fo:margin="100%" fo:margin-left="0cm" fo:margin-right="0cm" fo:margin-top="0.212cm" fo:margin-bottom="0.212cm" fo:text-align="center" style:justify-single-word="false" fo:text-indent="0cm" style:auto-text-indent="false"/>
      <style:text-properties fo:font-size="10pt" style:font-name-asian="Times New Roman" style:font-size-asian="10pt"/>
    </style:style>
    <style:style style:name="Аннотация" style:family="paragraph" style:parent-style-name="Standard" style:next-style-name="Standard">
      <style:paragraph-properties fo:margin="100%" fo:margin-left="0cm" fo:margin-right="0cm" fo:text-indent="0cm" style:auto-text-indent="false"/>
      <style:text-properties fo:font-style="italic" style:font-style-asian="italic"/>
    </style:style>
    <style:style style:name="Text" style:family="paragraph" style:parent-style-name="Standard" style:class="extra">
      <style:text-properties style:font-name="Courier New" fo:font-size="10pt" style:font-size-asian="10pt" style:font-name-complex="Courier New" style:font-size-complex="10pt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32cm" fo:margin-right="2.03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олтора перекрестка</dc:title>
    <meta:initial-creator>Марго Королёва</meta:initial-creator>
    <meta:creation-date>2013-08-01T20:48:00</meta:creation-date>
    <dc:creator>vinny</dc:creator>
    <dc:date>2013-08-29T00:04:00</dc:date>
    <meta:editing-cycles>55</meta:editing-cycles>
    <meta:editing-duration>PT1H3M</meta:editing-duration>
    <meta:document-statistic meta:table-count="0" meta:image-count="0" meta:object-count="0" meta:page-count="5" meta:paragraph-count="79" meta:word-count="2415" meta:character-count="14336"/>
    <meta:generator>OpenOffice/4.0.0$Win32 OpenOffice.org_project/400m3$Build-9702</meta:generator>
    <meta:user-defined meta:name="Издатель">vinj.ru (Интернет-журнал Виноградова)</meta:user-defined>
    <meta:user-defined meta:name="Корректор">Виноградов С.В.</meta:user-defined>
    <meta:user-defined meta:name="Редактор">Виноградов С.В.</meta:user-defined>
  </office:meta>
</office:document-meta>
</file>